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reformatted_20_Text">
      <style:text-properties fo:font-weight="normal" style:font-weight-asian="normal" style:font-weight-complex="normal"/>
    </style:style>
    <style:style style:name="P4" style:family="paragraph" style:parent-style-name="Default_20_Text">
      <style:text-properties fo:font-weight="normal" style:font-weight-asian="normal" style:font-weight-complex="normal"/>
    </style:style>
    <style:style style:name="P5" style:family="paragraph" style:parent-style-name="Heading_20_1">
      <style:text-properties fo:font-size="24pt" style:font-size-asian="24pt" style:font-size-complex="24pt"/>
    </style:style>
    <style:style style:name="P6" style:family="paragraph" style:parent-style-name="Heading_20_4">
      <style:text-properties fo:font-style="italic" style:font-style-asian="italic" style:font-style-complex="italic"/>
    </style:style>
    <style:style style:name="P7" style:family="paragraph" style:parent-style-name="Preformatted_20_Text">
      <style:text-properties fo:font-style="normal" style:font-style-asian="normal" style:font-style-complex="normal"/>
    </style:style>
    <style:style style:name="P8" style:family="paragraph" style:parent-style-name="Default_20_Text">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Nim Class</text:h>
      <text:h text:style-name="Heading_20_2" text:outline-level="2">Creating/Instantiating:</text:h>
      <text:p text:style-name="Default_20_Text">To create a new HMC object simply call the .new method with the following options.</text:p>
      <text:p text:style-name="Default_20_Text"><text:bookmark text:name="hostname-ip-address-can-be-either-the-hostname-or-the-ip-address"/>Hostname/IP Address - <text:s/>Can be either the hostname or the ip address.</text:p>
      <text:p text:style-name="Default_20_Text"><text:bookmark text:name="username-it-is-required-that-the-id-have-hscroot-level-authority-to-method-correctly"/>Username - It is required that the id have root level authority to method correctly.</text:p>
      <text:p text:style-name="Default_20_Text"><text:bookmark text:name="options"/>Options -</text:p>
      <text:p text:style-name="Default_20_Text"><text:bookmark text:name="password-needed-if-not-using-rsa-keys"/><text:tab/>:password - needed if not using rsa keys.</text:p>
      <text:p text:style-name="Default_20_Text"><text:bookmark text:name="port-defaults-to-22-if-not-specified"/><text:tab/>:port - defaults to 22 if not specified.</text:p>
      <text:p text:style-name="Default_20_Text"><text:tab/>:key - fully qualified location of the rsa public key.</text:p>
      <text:h text:style-name="Heading_20_4" text:outline-level="4">Example initialization</text:h>
      <text:p text:style-name="P3">nim = nim.new(“testnim.us.ibm.com”, “root”, {:password =&gt; “password”})</text:p>
      <text:p text:style-name="P3">nim.connect</text:p>
      <text:p text:style-name="P3"/>
      <text:h text:style-name="Heading_20_1" text:outline-level="1">Usage</text:h>
      <text:h text:style-name="Heading_20_2" text:outline-level="2"><text:bookmark text:name="connecting"/>Connecting/Disconnecting:</text:h>
      <text:p text:style-name="P8">To open or close a connection to the NIM, simply call connect() or disconnect() to preform the specified command:</text:p>
      <text:p text:style-name="P8"/>
      <text:h text:style-name="P6" text:outline-level="4">Example </text:h>
      <text:p text:style-name="P7">nim.connect</text:p>
      <text:p text:style-name="P7">nim.disconnect</text:p>
      <text:p text:style-name="P4"/>
      <text:h text:style-name="Heading_20_2" text:outline-level="2">Managing NIM client:</text:h>
      <text:p text:style-name="Text_20_Body_20_Single">There are several methods that execute basic NIM client management functionality, such as, defining and removing a client, resetting a client, deallocating the resources from the client machine. To preform these actions call the following methods.</text:p>
      <text:h text:style-name="P6" text:outline-level="4">Example </text:h>
      <text:p text:style-name="Preformatted_20_Text">nim.define_client(&lt;lpar_name&gt;)</text:p>
      <text:p text:style-name="Preformatted_20_Text">nim.client_defined?(&lt;lpar_name&gt;)</text:p>
      <text:p text:style-name="Preformatted_20_Text">nim.reset_client(&lt;lpar_name&gt;)</text:p>
      <text:p text:style-name="Preformatted_20_Text">nim.remove_client(&lt;lpar_name&gt;)</text:p>
      <text:p text:style-name="Preformatted_20_Text"/>
      <text:p text:style-name="Preformatted_20_Text"/>
      <text:p text:style-name="Preformatted_20_Text"/>
      <text:p text:style-name="Preformatted_20_Text"/>
      <text:p text:style-name="Preformatted_20_Text"/>
      <text:p text:style-name="Preformatted_20_Text"/>
      <text:h text:style-name="Heading_20_2" text:outline-level="2">Listing NIM objects:</text:h>
      <text:p text:style-name="Text_20_Body_20_Single">A NIM server will have several objects defined on it including; <text:span text:style-name="T1">mksysb, standalone, ent, lpp_source, spot, fb_script, script, bosinst_data</text:span>. To find what the items of each type the NIM has defined you simply pass one of the types listed prior to the list_objtype(<text:span text:style-name="T1">type</text:span><text:span text:style-name="T2">).</text:span></text:p>
      <text:h text:style-name="P6" text:outline-level="4">Example<text:span text:style-name="T2"> </text:span></text:h>
      <text:p text:style-name="Preformatted_20_Text"><text:span text:style-name="T2">nim.list_objtype(</text:span><text:span text:style-name="T1">type</text:span><text:span text:style-name="T2">)</text:span></text:p>
      <text:h text:style-name="Heading_20_2" text:outline-level="2">Capturing/Deploying a mksysb</text:h>
      <text:p text:style-name="Text_20_Body_20_Single">A NIM server allows you to capture an image of the AIX root volume group and save it as a mksysb file, which can be used to deploy the AIX OS to more LPARs or standalone pSeries servers. <text:s/>To capture an image you must first define the source server as a nim client using the <text:span text:style-name="T1">define_client(lpar_name)</text:span> method, and then call the <text:span text:style-name="T1">capture_image(lpar_name)</text:span> method. To deploy an image to an lpar you must execute <text:span text:style-name="T1">deploy_image(client_lpar, mksysb_name, firstboot_script, lpp_source)</text:span> in this method the <text:span text:style-name="T1">lpp_source</text:span> is a optional parameter. In order for the deploy_image to work the target system must then be netbooted using the Hmc class. For an example of this see the <text:span text:style-name="T1">test_lpar_build.rb</text:span> file in the <text:span text:style-name="T1">examples</text:span><text:span text:style-name="T2"> directory of this gem.</text:span></text:p>
      <text:h text:style-name="P6" text:outline-level="4">Example </text:h>
      <text:p text:style-name="Preformatted_20_Text">nim.capture_image(source_lpar)</text:p>
      <text:p text:style-name="Preformatted_20_Text">nim.deploy_image(client_lpar, mksysb_name, firstboot_script, lpp_source)</text:p>
      <text:p text:style-name="Preformatted_20_Text"/>
      <text:p text:style-name="Preformatted_20_Text"/>
      <text:h text:style-name="Heading_20_2" text:outline-level="2">Method List:</text:h>
      <text:h text:style-name="Heading_20_3" text:outline-level="3">list_images → String</text:h>
      <text:p text:style-name="Text_20_Body_20_Single">This method will return a string containing a list of all the mksysb resources defined on the NIM server by executing the nim command “lsnim -t mksysb”</text:p>
      <text:h text:style-name="Heading_20_3" text:outline-level="3">list_all_objects → String</text:h>
      <text:p text:style-name="Text_20_Body_20_Single">This method will return a string containing a list of all NIM resources defined on the server by executing the command “lsnim”</text:p>
      <text:h text:style-name="Heading_20_3" text:outline-level="3">list_objtype(type) → String</text:h>
      <text:p text:style-name="Text_20_Body_20_Single">Will return a string containing a list of all NIM resources of the specified type by executing the command “lsnim -t &lt;type&gt;”, where type can be “standalone, ent, lpp_source, mksysb, spot, fb_script, script, or bosinst_data”.</text:p>
      <text:h text:style-name="Heading_20_3" text:outline-level="3">client_defined?(client_lpar)→ true or false</text:h>
      <text:p text:style-name="Text_20_Body_20_Single">Will return true or false whether your nim client is defined or not. Executes command <text:span text:style-name="T1">“lsnim -Z &lt;client_lpar.name&gt; 2&gt;/dev/null | <text:s/>awk '(NR==2) {print $1}' |awk -F: '{print $2}'”</text:span> then issuing the String method .chomp against the result where it is equal to machines.</text:p>
      <text:h text:style-name="Heading_20_3" text:outline-level="3">define_client(client_lpar)</text:h>
      <text:p text:style-name="Text_20_Body_20_Single">Will create a NIM client definition on the NIM server based on the infromation passed in your <text:span text:style-name="T1">client_lpar </text:span>object.</text:p>
      <text:h text:style-name="Heading_20_3" text:outline-level="3">master_netboot_kernel → String</text:h>
      <text:p text:style-name="Text_20_Body_20_Single">Pulls the netboot kernel attribute from the NIM master object</text:p>
      <text:h text:style-name="Heading_20_3" text:outline-level="3">get_master_ip → String</text:h>
      <text:p text:style-name="Text_20_Body_20_Single">Returns the NIM master's IP address as a String</text:p>
      <text:h text:style-name="Heading_20_3" text:outline-level="3">reset_client(client_lpar)</text:h>
      <text:p text:style-name="Text_20_Body_20_Single">Will reset the NIM client by executing<text:span text:style-name="T1"> “nim -F -o reset &lt;client_lpar.name&gt;”.</text:span><text:span text:style-name="T2"> If the client is in a state that prevents its' use or modification of the client use this method to reset its' state.</text:span></text:p>
      <text:h text:style-name="Heading_20_3" text:outline-level="3">deallocate_resources(client_lpar)</text:h>
      <text:p text:style-name="Text_20_Body_20_Single">Will remove any NIM resources from the client machine definition. I.e mksysb, spot, lpp_source, etc...</text:p>
      <text:h text:style-name="Heading_20_3" text:outline-level="3">remove_client(client_lpar)</text:h>
      <text:p text:style-name="Text_20_Body_20_Single">Will remove the NIM client definition from the NIM server. Does not delete/destroy the virtual or physical AIX machine.</text:p>
      <text:h text:style-name="Heading_20_3" text:outline-level="3">check_install_status(client_lpar) → String</text:h>
      <text:p text:style-name="Text_20_Body_20_Single">Will check the installation status of a NIM client. This is used after <text:span text:style-name="T1">deploy_image </text:span><text:span text:style-name="T2">has been called to know when the installation has completed or not. </text:span></text:p>
      <text:h text:style-name="Heading_20_3" text:outline-level="3">capture_images(source_lpar)</text:h>
      <text:p text:style-name="Text_20_Body_20_Single">Pulls a mksysb from a NIM client to be used for future deployments.</text:p>
      <text:h text:style-name="Heading_20_3" text:outline-level="3">deploy_image(client_lpar, mksysb_name, firstboot_script, lpp_source = nil)</text:h>
      <text:p text:style-name="Text_20_Body_20_Single">Restores a mksysb image on a client lpar.</text:p>
      <text:h text:style-name="Heading_20_3" text:outline-level="3">get_mksysb_location(mksysb_name) → String</text:h>
      <text:p text:style-name="Text_20_Body_20_Single">Returns the location of a mksysb file on the NIM server</text:p>
      <text:h text:style-name="Heading_20_3" text:outline-level="3">get_spot(mksysb_name) → String</text:h>
      <text:p text:style-name="Text_20_Body_20_Single">Returns the location of the mksysb's spot on the NIM server</text:p>
      <text:h text:style-name="Heading_20_3" text:outline-level="3">extract_spot(mksysb_name) → String</text:h>
      <text:p text:style-name="Text_20_Body_20_Single">Extracts a SPOT from the mksysb image name specified. Placing the SPOT directory location adjacent to where the mksysb resides on the NIM server. If the SPOT already exists for the specified mksysb, its' <text:s/>name is simply returned.</text:p>
      <text:h text:style-name="Heading_20_3" text:outline-level="3">remove_spot(spot_name)</text:h>
      <text:p text:style-name="Text_20_Body_20_Single">Remotes a SPOT object from a NIM based on the name.</text:p>
      <text:h text:style-name="Heading_20_3" text:outline-level="3">create_bid(client_lpar)</text:h>
      <text:p text:style-name="Text_20_Body_20_Single">Creates a bostinst_data object for the client_lpar to be used for deployment of mksysb image.</text:p>
      <text:h text:style-name="Heading_20_3" text:outline-level="3">remove_bid(client_lpar)</text:h>
      <text:p text:style-name="Text_20_Body_20_Single">Removes the bostinst_data object from the NIM</text:p>
      <text:h text:style-name="Heading_20_3" text:outline-level="3">bid_exists?(client_lpar) → true or false</text:h>
      <text:p text:style-name="Text_20_Body_20_Single">Checks to see if the bostinst_data object exists </text:p>
      <text:h text:style-name="Heading_20_3" text:outline-level="3">get_lpar_network_name(client_lpar) → String</text:h>
      <text:p text:style-name="Text_20_Body_20_Single">Find the NIM interface settings for the client LPAR</text:p>
      <text:h text:style-name="Heading_20_3" text:outline-level="3">get_network_gateway(network_name) → String</text:h>
      <text:p text:style-name="Text_20_Body_20_Single">Finds the gateway IP for the NIM network specified</text:p>
      <text:h text:style-name="Heading_20_3" text:outline-level="3">get_network_subnetmask(network_name) → String</text:h>
      <text:p text:style-name="Text_20_Body_20_Single">Finds the subnetmask for the NIM network specified</text:p>
      <text:h text:style-name="Heading_20_3" text:outline-level="3">add_network(network_name, network_addr,snm,gw)</text:h>
      <text:p text:style-name="Text_20_Body_20_Single">Defines a NIM network object using the given name, network address, subnet mask, <text:s/>and gateway</text:p>
      <text:h text:style-name="Heading_20_3" text:outline-level="3">remove_network(network_name, network_addr=nil)</text:h>
      <text:p text:style-name="Text_20_Body_20_Single">Removes a NIM network given its' <text:s/>name and/or its' network address</text:p>
      <text:h text:style-name="Heading_20_3" text:outline-level="3">network_exists?(network_name, network_addr=nil)→ true or false</text:h>
      <text:p text:style-name="Text_20_Body_20_Single">Returns true if a network object exists on the NIM with either the specified name or network address. F</text:p>
      <text:h text:style-name="Heading_20_3" text:outline-level="3">add_default_route(network_name, gateway)</text:h>
      <text:p text:style-name="Text_20_Body_20_Single">Changes the default route of a NIM network given the network name and the new gate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Default_20_Text" style:class="index">
      <style:paragraph-properties text:number-lines="false" text:line-number="0"/>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Heading_20_2" style:display-name="Heading 2" style:family="paragraph" style:parent-style-name="Heading" style:next-style-name="Text_20_Body_20_Single" style:default-outline-level="2" style:list-style-name="">
      <style:text-properties style:font-name="Liberation Serif" fo:font-size="18pt" fo:font-weight="bold" style:font-name-asian="文泉驛等寬正黑" style:font-size-asian="18pt" style:font-weight-asian="bold" style:font-name-complex="Lohit Devanagari" style:font-size-complex="18pt" style:font-weight-complex="bold"/>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_20_Single" style:default-outline-level="4" style:list-level="1"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_20_Single" style:default-outline-level="3" style:list-style-name="" style:class="text">
      <style:text-properties style:font-name="Liberation Serif" fo:font-size="14pt" fo:font-weight="bold" style:font-name-asian="文泉驛等寬正黑" style:font-size-asian="14pt" style:font-weight-asian="bold" style:font-name-complex="Lohit Devanagari"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0-08T09:52:34</meta:creation-date>
    <dc:date>2014-10-23T15:29:53</dc:date>
    <meta:editing-duration>PT02H59M44S</meta:editing-duration>
    <meta:editing-cycles>6</meta:editing-cycles>
    <meta:generator>IBM_Lotus_Symphony/3.0$Linux OpenOffice.org_project/310m11$Build-9399</meta:generator>
    <meta:document-statistic meta:table-count="0" meta:image-count="0" meta:object-count="0" meta:page-count="5" meta:paragraph-count="89" meta:word-count="877" meta:character-count="5977"/>
    <meta:user-defined meta:name="Classification">#@~%!&amp;00FF0000013353d0#@~%!&amp;</meta:user-defined>
    <meta:user-defined meta:name="Info 2"/>
    <meta:user-defined meta:name="Info 3"/>
    <meta:user-defined meta:name="Info 4"/>
  </office:meta>
</office:document-meta>
</file>